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230000008A68AEB922C70CF3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34cm" svg:height="2.737cm" svg:x="3.225cm" svg:y="11.589cm">
          <draw:image xlink:href="Pictures/10000000000003230000008A68AEB922C70CF32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2:06:04.962508636</meta:creation-date>
    <dc:date>2019-06-03T22:07:16.685772297</dc:date>
    <meta:editing-duration>PT1M11S</meta:editing-duration>
    <meta:editing-cycles>2</meta:editing-cycles>
    <meta:generator>LibreOffice/6.2.2.2$MacOSX_X86_64 LibreOffice_project/2b840030fec2aae0fd2658d8d4f9548af4e3518d</meta:generator>
    <meta:document-statistic meta:object-count="1"/>
  </office:meta>
</office:document-meta>
</file>